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2.52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order="none"/>
    </style:style>
    <style:style style:name="ce2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29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0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1" style:family="table-cell" style:parent-style-name="Default" style:data-style-name="N100"/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Q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ache Usage</text:p>
          </table:table-cell>
          <table:table-cell table:style-name="ce10" office:value-type="string" calcext:value-type="string">
            <text:p>Instruction(s)</text:p>
          </table:table-cell>
          <table:table-cell table:style-name="ce1" office:value-type="string" calcext:value-type="string">
            <text:p>Frequency</text:p>
          </table:table-cell>
          <table:table-cell table:style-name="ce12"/>
          <table:table-cell table:style-name="ce3"/>
        </table:table-row>
        <table:table-row table:style-name="ro1">
          <table:table-cell table:style-name="ce2" office:value-type="string" calcext:value-type="string">
            <text:p>I-Cache Read</text:p>
          </table:table-cell>
          <table:table-cell table:style-name="ce11" office:value-type="string" calcext:value-type="string">
            <text:p>All instructions</text:p>
          </table:table-cell>
          <table:table-cell table:style-name="ce17" office:value-type="percentage" office:value="1" calcext:value-type="percentage">
            <text:p>100.00%</text:p>
          </table:table-cell>
          <table:table-cell table:style-name="ce12"/>
          <table:table-cell table:style-name="ce3"/>
        </table:table-row>
        <table:table-row table:style-name="ro1">
          <table:table-cell table:style-name="ce2" office:value-type="string" calcext:value-type="string">
            <text:p>D-Cache Read</text:p>
          </table:table-cell>
          <table:table-cell table:style-name="ce11" office:value-type="string" calcext:value-type="string">
            <text:p>load</text:p>
          </table:table-cell>
          <table:table-cell table:style-name="ce17" office:value-type="percentage" office:value="0.26" calcext:value-type="percentage">
            <text:p>26.00%</text:p>
          </table:table-cell>
          <table:table-cell table:style-name="ce12"/>
          <table:table-cell table:style-name="ce3"/>
        </table:table-row>
        <table:table-row table:style-name="ro1">
          <table:table-cell table:style-name="ce2" office:value-type="string" calcext:value-type="string">
            <text:p>D-Cache Write</text:p>
          </table:table-cell>
          <table:table-cell table:style-name="ce11" office:value-type="string" calcext:value-type="string">
            <text:p>store</text:p>
          </table:table-cell>
          <table:table-cell table:style-name="ce17" office:value-type="percentage" office:value="0.09" calcext:value-type="percentage">
            <text:p>9.00%</text:p>
          </table:table-cell>
          <table:table-cell table:style-name="ce12"/>
          <table:table-cell table:style-name="ce3"/>
        </table:table-row>
        <table:table-row table:style-name="ro1" table:number-rows-repeated="3">
          <table:table-cell table:style-name="ce3"/>
          <table:table-cell table:style-name="ce12"/>
          <table:table-cell table:style-name="ce3"/>
          <table:table-cell table:style-name="ce12"/>
          <table:table-cell table:style-name="ce3"/>
        </table:table-row>
        <table:table-row table:style-name="ro1">
          <table:table-cell table:style-name="ce4" office:value-type="string" calcext:value-type="string" table:number-columns-spanned="5" table:number-rows-spanned="1">
            <text:p>Part A</text:p>
          </table:table-cell>
          <table:covered-table-cell table:style-name="ce12"/>
          <table:covered-table-cell table:style-name="ce3"/>
          <table:covered-table-cell table:style-name="ce12"/>
          <table:covered-table-cell table:style-name="ce3"/>
        </table:table-row>
        <table:table-row table:style-name="ro1">
          <table:table-cell table:style-name="ce5"/>
          <table:table-cell table:style-name="ce13" office:value-type="string" calcext:value-type="string" table:number-columns-spanned="2" table:number-rows-spanned="1">
            <text:p>Hit</text:p>
          </table:table-cell>
          <table:covered-table-cell table:style-name="ce18"/>
          <table:table-cell table:style-name="ce16" office:value-type="string" calcext:value-type="string" table:number-columns-spanned="2" table:number-rows-spanned="1">
            <text:p>Miss</text:p>
          </table:table-cell>
          <table:covered-table-cell table:style-name="ce19"/>
        </table:table-row>
        <table:table-row table:style-name="ro1">
          <table:table-cell table:style-name="ce6" office:value-type="string" calcext:value-type="string">
            <text:p>I-Cache</text:p>
          </table:table-cell>
          <table:table-cell table:style-name="ce14" office:value-type="string" calcext:value-type="string">
            <text:p>(0.995 * 1 * 1)</text:p>
          </table:table-cell>
          <table:table-cell table:formula="of:=0.995*1*1" office:value-type="float" office:value="0.995" calcext:value-type="float">
            <text:p>0.995</text:p>
          </table:table-cell>
          <table:table-cell table:style-name="ce14" office:value-type="string" calcext:value-type="string">
            <text:p>(0.005 * 1 * 50)</text:p>
          </table:table-cell>
          <table:table-cell table:style-name="ce20" table:formula="of:=0.005*1*50" office:value-type="float" office:value="0.25" calcext:value-type="float">
            <text:p>0.25</text:p>
          </table:table-cell>
        </table:table-row>
        <table:table-row table:style-name="ro1">
          <table:table-cell table:style-name="ce6" office:value-type="string" calcext:value-type="string">
            <text:p>D-Cache Read</text:p>
          </table:table-cell>
          <table:table-cell table:style-name="ce14" office:value-type="string" calcext:value-type="string">
            <text:p>(0.99 * 0.26 * 1)</text:p>
          </table:table-cell>
          <table:table-cell office:value-type="float" office:value="0.2574" calcext:value-type="float">
            <text:p>0.2574</text:p>
          </table:table-cell>
          <table:table-cell table:style-name="ce14" office:value-type="string" calcext:value-type="string">
            <text:p>(0.01 * 0.26 * 50)</text:p>
          </table:table-cell>
          <table:table-cell table:style-name="ce20" office:value-type="float" office:value="0.13" calcext:value-type="float">
            <text:p>0.13</text:p>
          </table:table-cell>
        </table:table-row>
        <table:table-row table:style-name="ro1">
          <table:table-cell table:style-name="ce6" office:value-type="string" calcext:value-type="string">
            <text:p>D-Cache Write</text:p>
          </table:table-cell>
          <table:table-cell table:style-name="ce14" office:value-type="string" calcext:value-type="string">
            <text:p>(0.99 * 0.09 * 2)</text:p>
          </table:table-cell>
          <table:table-cell office:value-type="float" office:value="0.1782" calcext:value-type="float">
            <text:p>0.1782</text:p>
          </table:table-cell>
          <table:table-cell table:style-name="ce14" office:value-type="string" calcext:value-type="string">
            <text:p>(0.01 * 0.09 * 50)</text:p>
          </table:table-cell>
          <table:table-cell table:style-name="ce20" office:value-type="float" office:value="0.045" calcext:value-type="float">
            <text:p>0.045</text:p>
          </table:table-cell>
        </table:table-row>
        <table:table-row table:style-name="ro1">
          <table:table-cell table:style-name="ce7"/>
          <table:table-cell table:style-name="ce15"/>
          <table:table-cell table:style-name="ce18" table:formula="of:=SUM([.C10:.C12])" office:value-type="float" office:value="1.4306" calcext:value-type="float">
            <text:p>1.4306</text:p>
          </table:table-cell>
          <table:table-cell table:style-name="ce21"/>
          <table:table-cell table:style-name="ce19" table:formula="of:=SUM([.E10:.E12])" office:value-type="float" office:value="0.425" calcext:value-type="float">
            <text:p>0.42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8" office:value-type="string" calcext:value-type="string" table:number-columns-spanned="5" table:number-rows-spanned="1">
            <text:p>Part B</text:p>
          </table:table-cell>
          <table:covered-table-cell table:number-columns-repeated="4"/>
        </table:table-row>
        <table:table-row table:style-name="ro1">
          <table:table-cell table:style-name="ce9"/>
          <table:table-cell table:style-name="ce16" office:value-type="string" calcext:value-type="string" table:number-columns-spanned="2" table:number-rows-spanned="1">
            <text:p>Hit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Miss</text:p>
          </table:table-cell>
          <table:covered-table-cell table:style-name="ce19"/>
        </table:table-row>
        <table:table-row table:style-name="ro1">
          <table:table-cell table:style-name="ce6" office:value-type="string" calcext:value-type="string">
            <text:p>I-Cache</text:p>
          </table:table-cell>
          <table:table-cell table:style-name="ce14" office:value-type="string" calcext:value-type="string">
            <text:p>(0.995 * 1 * 1)</text:p>
          </table:table-cell>
          <table:table-cell table:style-name="ce20" table:formula="of:=0.995*1*1" office:value-type="float" office:value="0.995" calcext:value-type="float">
            <text:p>0.995</text:p>
          </table:table-cell>
          <table:table-cell office:value-type="string" calcext:value-type="string">
            <text:p>(0.005 * 1 * 50)</text:p>
          </table:table-cell>
          <table:table-cell table:style-name="ce20" table:formula="of:=0.005*1*50" office:value-type="float" office:value="0.25" calcext:value-type="float">
            <text:p>0.25</text:p>
          </table:table-cell>
        </table:table-row>
        <table:table-row table:style-name="ro1">
          <table:table-cell table:style-name="ce6" office:value-type="string" calcext:value-type="string">
            <text:p>D-Cache Read</text:p>
          </table:table-cell>
          <table:table-cell table:style-name="ce14" office:value-type="string" calcext:value-type="string">
            <text:p>(0.99 * 0.26 * 1)</text:p>
          </table:table-cell>
          <table:table-cell table:style-name="ce20" office:value-type="float" office:value="0.2574" calcext:value-type="float">
            <text:p>0.2574</text:p>
          </table:table-cell>
          <table:table-cell office:value-type="string" calcext:value-type="string">
            <text:p>(0.01 * 0.26 * 50)</text:p>
          </table:table-cell>
          <table:table-cell table:style-name="ce20" office:value-type="float" office:value="0.13" calcext:value-type="float">
            <text:p>0.13</text:p>
          </table:table-cell>
        </table:table-row>
        <table:table-row table:style-name="ro1">
          <table:table-cell table:style-name="ce6" office:value-type="string" calcext:value-type="string">
            <text:p>D-Cache Write</text:p>
          </table:table-cell>
          <table:table-cell table:style-name="ce14" office:value-type="string" calcext:value-type="string">
            <text:p>(0.99 * 0.09 * 1)</text:p>
          </table:table-cell>
          <table:table-cell table:style-name="ce20" office:value-type="float" office:value="0.0891" calcext:value-type="float">
            <text:p>0.0891</text:p>
          </table:table-cell>
          <table:table-cell office:value-type="string" calcext:value-type="string">
            <text:p>(0.01 * 0.09 * 50)</text:p>
          </table:table-cell>
          <table:table-cell table:style-name="ce20" office:value-type="float" office:value="0.045" calcext:value-type="float">
            <text:p>0.045</text:p>
          </table:table-cell>
        </table:table-row>
        <table:table-row table:style-name="ro1">
          <table:table-cell table:style-name="ce7"/>
          <table:table-cell table:style-name="ce15"/>
          <table:table-cell table:style-name="ce19" table:formula="of:=SUM([.C22:.C24])" office:value-type="float" office:value="1.3415" calcext:value-type="float">
            <text:p>1.3415</text:p>
          </table:table-cell>
          <table:table-cell table:style-name="ce23"/>
          <table:table-cell table:style-name="ce19" table:formula="of:=SUM([.E22:.E24])" office:value-type="float" office:value="0.425" calcext:value-type="float">
            <text:p>0.425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3_A" table:style-name="ta1">
        <table:table-column table:style-name="co7" table:default-cell-style-name="ce25"/>
        <table:table-column table:style-name="co8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4"/>
          <table:table-cell table:style-name="ce26"/>
          <table:table-cell table:style-name="ce32"/>
          <table:table-cell table:style-name="ce36" office:value-type="string" calcext:value-type="string">
            <text:p>Tag</text:p>
          </table:table-cell>
          <table:table-cell table:style-name="ce36" office:value-type="string" calcext:value-type="string">
            <text:p>Index</text:p>
          </table:table-cell>
          <table:table-cell table:style-name="ce32"/>
        </table:table-row>
        <table:table-row table:style-name="ro2">
          <table:table-cell table:style-name="ce5" office:value-type="string" calcext:value-type="string">
            <text:p>Addr.</text:p>
          </table:table-cell>
          <table:table-cell table:style-name="ce27" office:value-type="string" calcext:value-type="string" table:number-columns-spanned="2" table:number-rows-spanned="1">
            <text:p>Binary Address (32 bits)</text:p>
          </table:table-cell>
          <table:covered-table-cell table:style-name="ce33"/>
          <table:table-cell table:style-name="ce37" office:value-type="string" calcext:value-type="string">
            <text:p>28 bits</text:p>
          </table:table-cell>
          <table:table-cell table:style-name="ce37" office:value-type="string" calcext:value-type="string">
            <text:p>4 bits</text:p>
          </table:table-cell>
          <table:table-cell table:style-name="ce3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8" office:value-type="string" calcext:value-type="string">
            <text:p>0000000000000000000000</text:p>
          </table:table-cell>
          <table:table-cell table:style-name="ce34" table:formula="of:=DEC2BIN([.A3]; 10)" office:value-type="string" office:string-value="0000000001" calcext:value-type="string">
            <text:p>0000000001</text:p>
          </table:table-cell>
          <table:table-cell table:style-name="ce33" table:formula="of:=CONCATENATE([.B3];LEFT([.C3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3];4)" office:value-type="string" office:string-value="0001" calcext:value-type="string">
            <text:p>00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4]; 10)" office:value-type="string" office:string-value="0000000100" calcext:value-type="string">
            <text:p>0000000100</text:p>
          </table:table-cell>
          <table:table-cell table:style-name="ce33" table:formula="of:=CONCATENATE([.B4];LEFT([.C4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4];4)" office:value-type="string" office:string-value="0100" calcext:value-type="string">
            <text:p>01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5]; 10)" office:value-type="string" office:string-value="0000001000" calcext:value-type="string">
            <text:p>0000001000</text:p>
          </table:table-cell>
          <table:table-cell table:style-name="ce33" table:formula="of:=CONCATENATE([.B5];LEFT([.C5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5];4)" office:value-type="string" office:string-value="1000" calcext:value-type="string">
            <text:p>10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6]; 10)" office:value-type="string" office:string-value="0000000001" calcext:value-type="string">
            <text:p>0000000001</text:p>
          </table:table-cell>
          <table:table-cell table:style-name="ce33" table:formula="of:=CONCATENATE([.B6];LEFT([.C6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6];4)" office:value-type="string" office:string-value="0001" calcext:value-type="string">
            <text:p>00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7]; 10)" office:value-type="string" office:string-value="0000000101" calcext:value-type="string">
            <text:p>0000000101</text:p>
          </table:table-cell>
          <table:table-cell table:style-name="ce33" table:formula="of:=CONCATENATE([.B7];LEFT([.C7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7];4)" office:value-type="string" office:string-value="0101" calcext:value-type="string">
            <text:p>01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8]; 10)" office:value-type="string" office:string-value="0000010100" calcext:value-type="string">
            <text:p>0000010100</text:p>
          </table:table-cell>
          <table:table-cell table:style-name="ce33" table:formula="of:=CONCATENATE([.B8];LEFT([.C8];10-4))" office:value-type="string" office:string-value="0000000000000000000000000001" calcext:value-type="string">
            <text:p>0000000000000000000000000001</text:p>
          </table:table-cell>
          <table:table-cell table:style-name="ce33" table:formula="of:=RIGHT([.C8];4)" office:value-type="string" office:string-value="0100" calcext:value-type="string">
            <text:p>01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9]; 10)" office:value-type="string" office:string-value="0000010001" calcext:value-type="string">
            <text:p>0000010001</text:p>
          </table:table-cell>
          <table:table-cell table:style-name="ce33" table:formula="of:=CONCATENATE([.B9];LEFT([.C9];10-4))" office:value-type="string" office:string-value="0000000000000000000000000001" calcext:value-type="string">
            <text:p>0000000000000000000000000001</text:p>
          </table:table-cell>
          <table:table-cell table:style-name="ce33" table:formula="of:=RIGHT([.C9];4)" office:value-type="string" office:string-value="0001" calcext:value-type="string">
            <text:p>00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0]; 10)" office:value-type="string" office:string-value="0000010011" calcext:value-type="string">
            <text:p>0000010011</text:p>
          </table:table-cell>
          <table:table-cell table:style-name="ce33" table:formula="of:=CONCATENATE([.B10];LEFT([.C10];10-4))" office:value-type="string" office:string-value="0000000000000000000000000001" calcext:value-type="string">
            <text:p>0000000000000000000000000001</text:p>
          </table:table-cell>
          <table:table-cell table:style-name="ce33" table:formula="of:=RIGHT([.C10];4)" office:value-type="string" office:string-value="0011" calcext:value-type="string">
            <text:p>001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1]; 10)" office:value-type="string" office:string-value="0000111000" calcext:value-type="string">
            <text:p>0000111000</text:p>
          </table:table-cell>
          <table:table-cell table:style-name="ce33" table:formula="of:=CONCATENATE([.B11];LEFT([.C11];10-4))" office:value-type="string" office:string-value="0000000000000000000000000011" calcext:value-type="string">
            <text:p>0000000000000000000000000011</text:p>
          </table:table-cell>
          <table:table-cell table:style-name="ce33" table:formula="of:=RIGHT([.C11];4)" office:value-type="string" office:string-value="1000" calcext:value-type="string">
            <text:p>10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2]; 10)" office:value-type="string" office:string-value="0000001001" calcext:value-type="string">
            <text:p>0000001001</text:p>
          </table:table-cell>
          <table:table-cell table:style-name="ce33" table:formula="of:=CONCATENATE([.B12];LEFT([.C12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12];4)" office:value-type="string" office:string-value="1001" calcext:value-type="string">
            <text:p>10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3]; 10)" office:value-type="string" office:string-value="0000001011" calcext:value-type="string">
            <text:p>0000001011</text:p>
          </table:table-cell>
          <table:table-cell table:style-name="ce33" table:formula="of:=CONCATENATE([.B13];LEFT([.C13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13];4)" office:value-type="string" office:string-value="1011" calcext:value-type="string">
            <text:p>101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4]; 10)" office:value-type="string" office:string-value="0000000100" calcext:value-type="string">
            <text:p>0000000100</text:p>
          </table:table-cell>
          <table:table-cell table:style-name="ce33" table:formula="of:=CONCATENATE([.B14];LEFT([.C14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14];4)" office:value-type="string" office:string-value="0100" calcext:value-type="string">
            <text:p>01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5]; 10)" office:value-type="string" office:string-value="0000101011" calcext:value-type="string">
            <text:p>0000101011</text:p>
          </table:table-cell>
          <table:table-cell table:style-name="ce33" table:formula="of:=CONCATENATE([.B15];LEFT([.C15];10-4))" office:value-type="string" office:string-value="0000000000000000000000000010" calcext:value-type="string">
            <text:p>0000000000000000000000000010</text:p>
          </table:table-cell>
          <table:table-cell table:style-name="ce33" table:formula="of:=RIGHT([.C15];4)" office:value-type="string" office:string-value="1011" calcext:value-type="string">
            <text:p>101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6]; 10)" office:value-type="string" office:string-value="0000000101" calcext:value-type="string">
            <text:p>0000000101</text:p>
          </table:table-cell>
          <table:table-cell table:style-name="ce33" table:formula="of:=CONCATENATE([.B16];LEFT([.C16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16];4)" office:value-type="string" office:string-value="0101" calcext:value-type="string">
            <text:p>01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7]; 10)" office:value-type="string" office:string-value="0000000110" calcext:value-type="string">
            <text:p>0000000110</text:p>
          </table:table-cell>
          <table:table-cell table:style-name="ce33" table:formula="of:=CONCATENATE([.B17];LEFT([.C17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17];4)" office:value-type="string" office:string-value="0110" calcext:value-type="string">
            <text:p>011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8]; 10)" office:value-type="string" office:string-value="0000001001" calcext:value-type="string">
            <text:p>0000001001</text:p>
          </table:table-cell>
          <table:table-cell table:style-name="ce33" table:formula="of:=CONCATENATE([.B18];LEFT([.C18];10-4))" office:value-type="string" office:string-value="0000000000000000000000000000" calcext:value-type="string">
            <text:p>0000000000000000000000000000</text:p>
          </table:table-cell>
          <table:table-cell table:style-name="ce33" table:formula="of:=RIGHT([.C18];4)" office:value-type="string" office:string-value="1001" calcext:value-type="string">
            <text:p>10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0" office:value-type="string" calcext:value-type="string">
            <text:p>0000000000000000000000</text:p>
          </table:table-cell>
          <table:table-cell table:style-name="ce35" table:formula="of:=DEC2BIN([.A19]; 10)" office:value-type="string" office:string-value="0000010001" calcext:value-type="string">
            <text:p>0000010001</text:p>
          </table:table-cell>
          <table:table-cell table:style-name="ce33" table:formula="of:=CONCATENATE([.B19];LEFT([.C19];10-4))" office:value-type="string" office:string-value="0000000000000000000000000001" calcext:value-type="string">
            <text:p>0000000000000000000000000001</text:p>
          </table:table-cell>
          <table:table-cell table:style-name="ce33" table:formula="of:=RIGHT([.C19];4)" office:value-type="string" office:string-value="0001" calcext:value-type="string">
            <text:p>00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3_B" table:style-name="ta1">
        <table:table-column table:style-name="co13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row table:style-name="ro3">
          <table:table-cell table:style-name="ce38"/>
          <table:table-cell table:style-name="ce26"/>
          <table:table-cell table:style-name="ce32"/>
          <table:table-cell table:style-name="ce39" office:value-type="string" calcext:value-type="string">
            <text:p>Tag</text:p>
          </table:table-cell>
          <table:table-cell table:style-name="ce39" office:value-type="string" calcext:value-type="string">
            <text:p>Index</text:p>
          </table:table-cell>
          <table:table-cell table:style-name="ce39" office:value-type="string" calcext:value-type="string">
            <text:p>Block Offset</text:p>
          </table:table-cell>
          <table:table-cell table:style-name="ce32"/>
        </table:table-row>
        <table:table-row table:style-name="ro2">
          <table:table-cell table:style-name="ce5" office:value-type="string" calcext:value-type="string">
            <text:p>Addr.</text:p>
          </table:table-cell>
          <table:table-cell table:style-name="ce27" office:value-type="string" calcext:value-type="string" table:number-columns-spanned="2" table:number-rows-spanned="1">
            <text:p>Binary Address (32 bits)</text:p>
          </table:table-cell>
          <table:covered-table-cell table:style-name="ce33"/>
          <table:table-cell table:style-name="ce40" office:value-type="string" calcext:value-type="string">
            <text:p>26 bits</text:p>
          </table:table-cell>
          <table:table-cell table:style-name="ce40" office:value-type="string" calcext:value-type="string">
            <text:p>3 bits</text:p>
          </table:table-cell>
          <table:table-cell table:style-name="ce40" office:value-type="string" calcext:value-type="string">
            <text:p>1 bit</text:p>
          </table:table-cell>
          <table:table-cell table:style-name="ce3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8" office:value-type="string" calcext:value-type="string">
            <text:p>0000000000000000000000</text:p>
          </table:table-cell>
          <table:table-cell table:style-name="ce34" table:formula="of:=DEC2BIN([.A3]; 10)" office:value-type="string" office:string-value="0000000001" calcext:value-type="string">
            <text:p>0000000001</text:p>
          </table:table-cell>
          <table:table-cell table:style-name="ce33" table:formula="of:=CONCATENATE([.B3];LEFT([.C3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3];7;3)" office:value-type="string" office:string-value="000" calcext:value-type="string">
            <text:p>000</text:p>
          </table:table-cell>
          <table:table-cell table:style-name="ce33" table:formula="of:=RIGHT([.C3];1)" office:value-type="string" office:string-value="1" calcext:value-type="string">
            <text:p>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4]; 10)" office:value-type="string" office:string-value="0000000100" calcext:value-type="string">
            <text:p>0000000100</text:p>
          </table:table-cell>
          <table:table-cell table:style-name="ce33" table:formula="of:=CONCATENATE([.B4];LEFT([.C4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4];7;3)" office:value-type="string" office:string-value="010" calcext:value-type="string">
            <text:p>010</text:p>
          </table:table-cell>
          <table:table-cell table:style-name="ce33" table:formula="of:=RIGHT([.C4];1)" office:value-type="string" office:string-value="0" calcext:value-type="string">
            <text:p>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5]; 10)" office:value-type="string" office:string-value="0000001000" calcext:value-type="string">
            <text:p>0000001000</text:p>
          </table:table-cell>
          <table:table-cell table:style-name="ce33" table:formula="of:=CONCATENATE([.B5];LEFT([.C5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5];7;3)" office:value-type="string" office:string-value="100" calcext:value-type="string">
            <text:p>100</text:p>
          </table:table-cell>
          <table:table-cell table:style-name="ce33" table:formula="of:=RIGHT([.C5];1)" office:value-type="string" office:string-value="0" calcext:value-type="string">
            <text:p>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6]; 10)" office:value-type="string" office:string-value="0000000001" calcext:value-type="string">
            <text:p>0000000001</text:p>
          </table:table-cell>
          <table:table-cell table:style-name="ce33" table:formula="of:=CONCATENATE([.B6];LEFT([.C6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6];7;3)" office:value-type="string" office:string-value="000" calcext:value-type="string">
            <text:p>000</text:p>
          </table:table-cell>
          <table:table-cell table:style-name="ce33" table:formula="of:=RIGHT([.C6];1)" office:value-type="string" office:string-value="1" calcext:value-type="string">
            <text:p>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7]; 10)" office:value-type="string" office:string-value="0000000101" calcext:value-type="string">
            <text:p>0000000101</text:p>
          </table:table-cell>
          <table:table-cell table:style-name="ce33" table:formula="of:=CONCATENATE([.B7];LEFT([.C7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7];7;3)" office:value-type="string" office:string-value="010" calcext:value-type="string">
            <text:p>010</text:p>
          </table:table-cell>
          <table:table-cell table:style-name="ce33" table:formula="of:=RIGHT([.C7];1)" office:value-type="string" office:string-value="1" calcext:value-type="string">
            <text:p>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8]; 10)" office:value-type="string" office:string-value="0000010100" calcext:value-type="string">
            <text:p>0000010100</text:p>
          </table:table-cell>
          <table:table-cell table:style-name="ce33" table:formula="of:=CONCATENATE([.B8];LEFT([.C8];10-4))" office:value-type="string" office:string-value="0000000000000000000000000001" calcext:value-type="string">
            <text:p>0000000000000000000000000001</text:p>
          </table:table-cell>
          <table:table-cell table:style-name="ce33" table:formula="of:=MID([.C8];7;3)" office:value-type="string" office:string-value="010" calcext:value-type="string">
            <text:p>010</text:p>
          </table:table-cell>
          <table:table-cell table:style-name="ce33" table:formula="of:=RIGHT([.C8];1)" office:value-type="string" office:string-value="0" calcext:value-type="string">
            <text:p>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9]; 10)" office:value-type="string" office:string-value="0000010001" calcext:value-type="string">
            <text:p>0000010001</text:p>
          </table:table-cell>
          <table:table-cell table:style-name="ce33" table:formula="of:=CONCATENATE([.B9];LEFT([.C9];10-4))" office:value-type="string" office:string-value="0000000000000000000000000001" calcext:value-type="string">
            <text:p>0000000000000000000000000001</text:p>
          </table:table-cell>
          <table:table-cell table:style-name="ce33" table:formula="of:=MID([.C9];7;3)" office:value-type="string" office:string-value="000" calcext:value-type="string">
            <text:p>000</text:p>
          </table:table-cell>
          <table:table-cell table:style-name="ce33" table:formula="of:=RIGHT([.C9];1)" office:value-type="string" office:string-value="1" calcext:value-type="string">
            <text:p>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0]; 10)" office:value-type="string" office:string-value="0000010011" calcext:value-type="string">
            <text:p>0000010011</text:p>
          </table:table-cell>
          <table:table-cell table:style-name="ce33" table:formula="of:=CONCATENATE([.B10];LEFT([.C10];10-4))" office:value-type="string" office:string-value="0000000000000000000000000001" calcext:value-type="string">
            <text:p>0000000000000000000000000001</text:p>
          </table:table-cell>
          <table:table-cell table:style-name="ce33" table:formula="of:=MID([.C10];7;3)" office:value-type="string" office:string-value="001" calcext:value-type="string">
            <text:p>001</text:p>
          </table:table-cell>
          <table:table-cell table:style-name="ce33" table:formula="of:=RIGHT([.C10];1)" office:value-type="string" office:string-value="1" calcext:value-type="string">
            <text:p>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1]; 10)" office:value-type="string" office:string-value="0000111000" calcext:value-type="string">
            <text:p>0000111000</text:p>
          </table:table-cell>
          <table:table-cell table:style-name="ce33" table:formula="of:=CONCATENATE([.B11];LEFT([.C11];10-4))" office:value-type="string" office:string-value="0000000000000000000000000011" calcext:value-type="string">
            <text:p>0000000000000000000000000011</text:p>
          </table:table-cell>
          <table:table-cell table:style-name="ce33" table:formula="of:=MID([.C11];7;3)" office:value-type="string" office:string-value="100" calcext:value-type="string">
            <text:p>100</text:p>
          </table:table-cell>
          <table:table-cell table:style-name="ce33" table:formula="of:=RIGHT([.C11];1)" office:value-type="string" office:string-value="0" calcext:value-type="string">
            <text:p>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2]; 10)" office:value-type="string" office:string-value="0000001001" calcext:value-type="string">
            <text:p>0000001001</text:p>
          </table:table-cell>
          <table:table-cell table:style-name="ce33" table:formula="of:=CONCATENATE([.B12];LEFT([.C12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12];7;3)" office:value-type="string" office:string-value="100" calcext:value-type="string">
            <text:p>100</text:p>
          </table:table-cell>
          <table:table-cell table:style-name="ce33" table:formula="of:=RIGHT([.C12];1)" office:value-type="string" office:string-value="1" calcext:value-type="string">
            <text:p>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3]; 10)" office:value-type="string" office:string-value="0000001011" calcext:value-type="string">
            <text:p>0000001011</text:p>
          </table:table-cell>
          <table:table-cell table:style-name="ce33" table:formula="of:=CONCATENATE([.B13];LEFT([.C13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13];7;3)" office:value-type="string" office:string-value="101" calcext:value-type="string">
            <text:p>101</text:p>
          </table:table-cell>
          <table:table-cell table:style-name="ce33" table:formula="of:=RIGHT([.C13];1)" office:value-type="string" office:string-value="1" calcext:value-type="string">
            <text:p>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4]; 10)" office:value-type="string" office:string-value="0000000100" calcext:value-type="string">
            <text:p>0000000100</text:p>
          </table:table-cell>
          <table:table-cell table:style-name="ce33" table:formula="of:=CONCATENATE([.B14];LEFT([.C14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14];7;3)" office:value-type="string" office:string-value="010" calcext:value-type="string">
            <text:p>010</text:p>
          </table:table-cell>
          <table:table-cell table:style-name="ce33" table:formula="of:=RIGHT([.C14];1)" office:value-type="string" office:string-value="0" calcext:value-type="string">
            <text:p>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5]; 10)" office:value-type="string" office:string-value="0000101011" calcext:value-type="string">
            <text:p>0000101011</text:p>
          </table:table-cell>
          <table:table-cell table:style-name="ce33" table:formula="of:=CONCATENATE([.B15];LEFT([.C15];10-4))" office:value-type="string" office:string-value="0000000000000000000000000010" calcext:value-type="string">
            <text:p>0000000000000000000000000010</text:p>
          </table:table-cell>
          <table:table-cell table:style-name="ce33" table:formula="of:=MID([.C15];7;3)" office:value-type="string" office:string-value="101" calcext:value-type="string">
            <text:p>101</text:p>
          </table:table-cell>
          <table:table-cell table:style-name="ce33" table:formula="of:=RIGHT([.C15];1)" office:value-type="string" office:string-value="1" calcext:value-type="string">
            <text:p>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6]; 10)" office:value-type="string" office:string-value="0000000101" calcext:value-type="string">
            <text:p>0000000101</text:p>
          </table:table-cell>
          <table:table-cell table:style-name="ce33" table:formula="of:=CONCATENATE([.B16];LEFT([.C16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16];7;3)" office:value-type="string" office:string-value="010" calcext:value-type="string">
            <text:p>010</text:p>
          </table:table-cell>
          <table:table-cell table:style-name="ce33" table:formula="of:=RIGHT([.C16];1)" office:value-type="string" office:string-value="1" calcext:value-type="string">
            <text:p>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7]; 10)" office:value-type="string" office:string-value="0000000110" calcext:value-type="string">
            <text:p>0000000110</text:p>
          </table:table-cell>
          <table:table-cell table:style-name="ce33" table:formula="of:=CONCATENATE([.B17];LEFT([.C17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17];7;3)" office:value-type="string" office:string-value="011" calcext:value-type="string">
            <text:p>011</text:p>
          </table:table-cell>
          <table:table-cell table:style-name="ce33" table:formula="of:=RIGHT([.C17];1)" office:value-type="string" office:string-value="0" calcext:value-type="string">
            <text:p>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8]; 10)" office:value-type="string" office:string-value="0000001001" calcext:value-type="string">
            <text:p>0000001001</text:p>
          </table:table-cell>
          <table:table-cell table:style-name="ce33" table:formula="of:=CONCATENATE([.B18];LEFT([.C18];10-4))" office:value-type="string" office:string-value="0000000000000000000000000000" calcext:value-type="string">
            <text:p>0000000000000000000000000000</text:p>
          </table:table-cell>
          <table:table-cell table:style-name="ce33" table:formula="of:=MID([.C18];7;3)" office:value-type="string" office:string-value="100" calcext:value-type="string">
            <text:p>100</text:p>
          </table:table-cell>
          <table:table-cell table:style-name="ce33" table:formula="of:=RIGHT([.C18];1)" office:value-type="string" office:string-value="1" calcext:value-type="string">
            <text:p>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0" office:value-type="string" calcext:value-type="string">
            <text:p>0000000000000000000000</text:p>
          </table:table-cell>
          <table:table-cell table:style-name="ce35" table:formula="of:=DEC2BIN([.A19]; 10)" office:value-type="string" office:string-value="0000010001" calcext:value-type="string">
            <text:p>0000010001</text:p>
          </table:table-cell>
          <table:table-cell table:style-name="ce33" table:formula="of:=CONCATENATE([.B19];LEFT([.C19];10-4))" office:value-type="string" office:string-value="0000000000000000000000000001" calcext:value-type="string">
            <text:p>0000000000000000000000000001</text:p>
          </table:table-cell>
          <table:table-cell table:style-name="ce33" table:formula="of:=MID([.C19];7;3)" office:value-type="string" office:string-value="000" calcext:value-type="string">
            <text:p>000</text:p>
          </table:table-cell>
          <table:table-cell table:style-name="ce33" table:formula="of:=RIGHT([.C19];1)" office:value-type="string" office:string-value="1" calcext:value-type="string">
            <text:p>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Q3_C" table:style-name="ta1"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table:style-name="ce3"/>
          <table:table-cell table:style-name="ce31"/>
          <table:table-cell/>
          <table:table-cell table:style-name="ce36" office:value-type="string" calcext:value-type="string">
            <text:p>Tag</text:p>
          </table:table-cell>
          <table:table-cell/>
        </table:table-row>
        <table:table-row table:style-name="ro2">
          <table:table-cell table:style-name="ce5" office:value-type="string" calcext:value-type="string">
            <text:p>Addr.</text:p>
          </table:table-cell>
          <table:table-cell table:style-name="ce27" office:value-type="string" calcext:value-type="string" table:number-columns-spanned="2" table:number-rows-spanned="1">
            <text:p>Binary Address (32 bits)</text:p>
          </table:table-cell>
          <table:covered-table-cell table:style-name="ce33"/>
          <table:table-cell table:style-name="ce37" office:value-type="string" calcext:value-type="string">
            <text:p>32 bits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8" office:value-type="string" calcext:value-type="string">
            <text:p>0000000000000000000000</text:p>
          </table:table-cell>
          <table:table-cell table:style-name="ce34" table:formula="of:=DEC2BIN([.A3]; 10)" office:value-type="string" office:string-value="0000000001" calcext:value-type="string">
            <text:p>0000000001</text:p>
          </table:table-cell>
          <table:table-cell table:style-name="ce33" table:formula="of:=CONCATENATE([.B3];[.C3])" office:value-type="string" office:string-value="00000000000000000000000000000001" calcext:value-type="string">
            <text:p>000000000000000000000000000000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4]; 10)" office:value-type="string" office:string-value="0000000100" calcext:value-type="string">
            <text:p>0000000100</text:p>
          </table:table-cell>
          <table:table-cell table:style-name="ce33" table:formula="of:=CONCATENATE([.B4];[.C4])" office:value-type="string" office:string-value="00000000000000000000000000000100" calcext:value-type="string">
            <text:p>000000000000000000000000000001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5]; 10)" office:value-type="string" office:string-value="0000001000" calcext:value-type="string">
            <text:p>0000001000</text:p>
          </table:table-cell>
          <table:table-cell table:style-name="ce33" table:formula="of:=CONCATENATE([.B5];[.C5])" office:value-type="string" office:string-value="00000000000000000000000000001000" calcext:value-type="string">
            <text:p>000000000000000000000000000010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6]; 10)" office:value-type="string" office:string-value="0000000001" calcext:value-type="string">
            <text:p>0000000001</text:p>
          </table:table-cell>
          <table:table-cell table:style-name="ce33" table:formula="of:=CONCATENATE([.B6];[.C6])" office:value-type="string" office:string-value="00000000000000000000000000000001" calcext:value-type="string">
            <text:p>000000000000000000000000000000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7]; 10)" office:value-type="string" office:string-value="0000000101" calcext:value-type="string">
            <text:p>0000000101</text:p>
          </table:table-cell>
          <table:table-cell table:style-name="ce33" table:formula="of:=CONCATENATE([.B7];[.C7])" office:value-type="string" office:string-value="00000000000000000000000000000101" calcext:value-type="string">
            <text:p>000000000000000000000000000001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8]; 10)" office:value-type="string" office:string-value="0000010100" calcext:value-type="string">
            <text:p>0000010100</text:p>
          </table:table-cell>
          <table:table-cell table:style-name="ce33" table:formula="of:=CONCATENATE([.B8];[.C8])" office:value-type="string" office:string-value="00000000000000000000000000010100" calcext:value-type="string">
            <text:p>000000000000000000000000000101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9]; 10)" office:value-type="string" office:string-value="0000010001" calcext:value-type="string">
            <text:p>0000010001</text:p>
          </table:table-cell>
          <table:table-cell table:style-name="ce33" table:formula="of:=CONCATENATE([.B9];[.C9])" office:value-type="string" office:string-value="00000000000000000000000000010001" calcext:value-type="string">
            <text:p>000000000000000000000000000100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0]; 10)" office:value-type="string" office:string-value="0000010011" calcext:value-type="string">
            <text:p>0000010011</text:p>
          </table:table-cell>
          <table:table-cell table:style-name="ce33" table:formula="of:=CONCATENATE([.B10];[.C10])" office:value-type="string" office:string-value="00000000000000000000000000010011" calcext:value-type="string">
            <text:p>0000000000000000000000000001001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1]; 10)" office:value-type="string" office:string-value="0000111000" calcext:value-type="string">
            <text:p>0000111000</text:p>
          </table:table-cell>
          <table:table-cell table:style-name="ce33" table:formula="of:=CONCATENATE([.B11];[.C11])" office:value-type="string" office:string-value="00000000000000000000000000111000" calcext:value-type="string">
            <text:p>0000000000000000000000000011100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2]; 10)" office:value-type="string" office:string-value="0000001001" calcext:value-type="string">
            <text:p>0000001001</text:p>
          </table:table-cell>
          <table:table-cell table:style-name="ce33" table:formula="of:=CONCATENATE([.B12];[.C12])" office:value-type="string" office:string-value="00000000000000000000000000001001" calcext:value-type="string">
            <text:p>0000000000000000000000000000100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3]; 10)" office:value-type="string" office:string-value="0000001011" calcext:value-type="string">
            <text:p>0000001011</text:p>
          </table:table-cell>
          <table:table-cell table:style-name="ce33" table:formula="of:=CONCATENATE([.B13];[.C13])" office:value-type="string" office:string-value="00000000000000000000000000001011" calcext:value-type="string">
            <text:p>0000000000000000000000000000101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4]; 10)" office:value-type="string" office:string-value="0000000100" calcext:value-type="string">
            <text:p>0000000100</text:p>
          </table:table-cell>
          <table:table-cell table:style-name="ce33" table:formula="of:=CONCATENATE([.B14];[.C14])" office:value-type="string" office:string-value="00000000000000000000000000000100" calcext:value-type="string">
            <text:p>00000000000000000000000000000100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5]; 10)" office:value-type="string" office:string-value="0000101011" calcext:value-type="string">
            <text:p>0000101011</text:p>
          </table:table-cell>
          <table:table-cell table:style-name="ce33" table:formula="of:=CONCATENATE([.B15];[.C15])" office:value-type="string" office:string-value="00000000000000000000000000101011" calcext:value-type="string">
            <text:p>00000000000000000000000000101011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6]; 10)" office:value-type="string" office:string-value="0000000101" calcext:value-type="string">
            <text:p>0000000101</text:p>
          </table:table-cell>
          <table:table-cell table:style-name="ce33" table:formula="of:=CONCATENATE([.B16];[.C16])" office:value-type="string" office:string-value="00000000000000000000000000000101" calcext:value-type="string">
            <text:p>000000000000000000000000000001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7]; 10)" office:value-type="string" office:string-value="0000000110" calcext:value-type="string">
            <text:p>0000000110</text:p>
          </table:table-cell>
          <table:table-cell table:style-name="ce33" table:formula="of:=CONCATENATE([.B17];[.C17])" office:value-type="string" office:string-value="00000000000000000000000000000110" calcext:value-type="string">
            <text:p>00000000000000000000000000000110</text:p>
          </table:table-cell>
          <table:table-cell table:style-name="ce33" office:value-type="string" calcext:value-type="string">
            <text:p>MISS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000000000000000000000</text:p>
          </table:table-cell>
          <table:table-cell table:style-name="ce20" table:formula="of:=DEC2BIN([.A18]; 10)" office:value-type="string" office:string-value="0000001001" calcext:value-type="string">
            <text:p>0000001001</text:p>
          </table:table-cell>
          <table:table-cell table:style-name="ce33" table:formula="of:=CONCATENATE([.B18];[.C18])" office:value-type="string" office:string-value="00000000000000000000000000001001" calcext:value-type="string">
            <text:p>000000000000000000000000000010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0" office:value-type="string" calcext:value-type="string">
            <text:p>0000000000000000000000</text:p>
          </table:table-cell>
          <table:table-cell table:style-name="ce35" table:formula="of:=DEC2BIN([.A19]; 10)" office:value-type="string" office:string-value="0000010001" calcext:value-type="string">
            <text:p>0000010001</text:p>
          </table:table-cell>
          <table:table-cell table:style-name="ce33" table:formula="of:=CONCATENATE([.B19];[.C19])" office:value-type="string" office:string-value="00000000000000000000000000010001" calcext:value-type="string">
            <text:p>00000000000000000000000000010001</text:p>
          </table:table-cell>
          <table:table-cell table:style-name="ce33" office:value-type="string" calcext:value-type="string">
            <text:p>HIT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xe </meta:initial-creator>
    <meta:creation-date>2014-04-30T20:15:31.838158869</meta:creation-date>
    <dc:date>2014-05-01T10:10:04.783487995</dc:date>
    <dc:creator>axxe </dc:creator>
    <meta:editing-duration>PT13H47M21S</meta:editing-duration>
    <meta:editing-cycles>24</meta:editing-cycles>
    <meta:generator>LibreOffice/4.1.3.2$Linux_X86_64 LibreOffice_project/410m0$Build-2</meta:generator>
    <meta:document-statistic meta:table-count="4" meta:cell-count="376" meta:object-count="0"/>
  </office:meta>
</office:document-meta>
</file>